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Helvetica" fo:font-size="11pt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Helvetica" fo:font-size="11pt" fo:font-style="normal" fo:font-weight="bold" fo:background-color="#ffffff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 style:master-page-name="">
      <style:paragraph-properties fo:margin-top="0cm" fo:margin-bottom="0cm" fo:line-height="100%" fo:text-align="justify" style:justify-single-word="false" fo:keep-together="always" style:page-number="auto" fo:keep-with-next="always">
        <style:tab-stops>
          <style:tab-stop style:position="8.89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top="0cm" fo:margin-bottom="0cm" fo:line-height="100%" fo:text-align="start" style:justify-single-word="false" style:page-number="auto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8.89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cm" fo:line-height="100%" fo:text-align="start" style:justify-single-word="false" fo:keep-together="always" fo:keep-with-next="always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center" style:justify-single-word="false" fo:break-before="page">
        <style:tab-stops>
          <style:tab-stop style:position="6.271cm"/>
        </style:tab-stops>
      </style:paragraph-properties>
      <style:text-properties fo:color="#000000" style:font-name="Helvetica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Text_20_body" style:master-page-name="First_20_Page">
      <style:paragraph-properties style:page-number="auto"/>
      <style:text-properties fo:color="#000000" style:font-name="Helvetica" fo:font-size="11pt" fo:background-color="#ffffff" style:font-size-asian="11pt" style:font-size-complex="11pt"/>
    </style:style>
    <style:style style:name="P17" style:family="paragraph" style:parent-style-name="Text_20_body">
      <style:text-properties fo:color="#000000" style:font-name="Helvetica" fo:font-size="11pt" fo:background-color="#ffffff" style:font-size-asian="11pt" style:font-size-complex="11pt"/>
    </style:style>
    <style:style style:name="P18" style:family="paragraph" style:parent-style-name="Text_20_body">
      <style:text-properties fo:color="#000000" style:font-name="Helvetica" fo:font-size="11pt" style:font-size-asian="11pt" style:font-size-complex="11pt"/>
    </style:style>
    <style:style style:name="P19" style:family="paragraph" style:parent-style-name="Text_20_body">
      <style:text-properties fo:color="#000000" style:font-name="Helvetica" fo:font-size="11pt" style:font-size-asian="11pt" style:font-name-complex="Arial" style:font-size-complex="11pt"/>
    </style:style>
    <style:style style:name="P20" style:family="paragraph" style:parent-style-name="Text_20_body">
      <style:text-properties fo:color="#000000" style:font-name="Helvetica" fo:font-size="10pt"/>
    </style:style>
    <style:style style:name="P21" style:family="paragraph" style:parent-style-name="Text_20_body">
      <style:text-properties fo:color="#000000" style:font-name="Helvetica" fo:font-size="10pt" fo:font-weight="bold"/>
    </style:style>
    <style:style style:name="P22" style:family="paragraph" style:parent-style-name="Text_20_body">
      <style:paragraph-properties>
        <style:tab-stops>
          <style:tab-stop style:position="9.763cm"/>
        </style:tab-stops>
      </style:paragraph-properties>
      <style:text-properties fo:color="#000000" style:font-name="Helvetica" fo:font-size="10pt"/>
    </style:style>
    <style:style style:name="P23" style:family="paragraph" style:parent-style-name="Text_20_body">
      <style:paragraph-properties>
        <style:tab-stops>
          <style:tab-stop style:position="9.79cm"/>
        </style:tab-stops>
      </style:paragraph-properties>
      <style:text-properties fo:color="#000000" style:font-name="Helvetica" fo:font-size="10pt"/>
    </style:style>
    <style:style style:name="P24" style:family="paragraph" style:parent-style-name="Text_20_body">
      <style:text-properties fo:color="#000000" style:font-name="Helvetica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style:font-name-asian="Courier New"/>
    </style:style>
    <style:style style:name="T2" style:family="text">
      <style:text-properties style:font-name-asian="Courier New" style:font-name-complex="Courier New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sDecisionRFM#%</text:p>
      <text:p text:style-name="P17"/>
      <text:p text:style-name="P20">%=LIBELLE_REF=%</text:p>
      <text:p text:style-name="P1"><text:span text:style-name="T5">%=GESTIONNAIRE=% </text:span><text:s/>%=TEL_GESTIONNAIRE=%</text:p>
      <text:p text:style-name="P18"/>
      <text:p text:style-name="P18"/>
      <text:p text:style-name="P21">%=IS_COPIE=%</text:p>
      <text:p text:style-name="P22">%=NSS=%<text:tab/><text:span text:style-name="T3">%=</text:span><text:span text:style-name="T4">DATE_ET_LIEU</text:span><text:span text:style-name="T3">=%</text:span></text:p>
      <text:p text:style-name="P23">%=AYANT_DROIT=%</text:p>
      <text:p text:style-name="P18"/>
      <text:p text:style-name="P19"/>
      <text:p text:style-name="P24">%=titreDecision=%</text:p>
      <text:p text:style-name="P3"/>
      <text:p text:style-name="P3"/>
      <text:p text:style-name="P4">%=TITRE=%,</text:p>
      <text:p text:style-name="P4"/>
      <text:p text:style-name="P2">%=PARAGRAPHE1=%</text:p>
      <text:p text:style-name="P2"/>
      <text:p text:style-name="P2">%=PARAGRAPHE2=%</text:p>
      <text:p text:style-name="P2"/>
      <text:p text:style-name="P2">%=PARAGRAPHE3=%</text:p>
      <text:p text:style-name="P2"/>
      <text:p text:style-name="P5">%#include tabDecompteRestitutionRFM#%</text:p>
      <text:p text:style-name="P5"/>
      <text:p text:style-name="P9">%=PARAGRAPHE4=%</text:p>
      <text:p text:style-name="P5"/>
      <text:p text:style-name="P5">%=PARAGRAPHE5=%</text:p>
      <text:p text:style-name="P5"/>
      <text:p text:style-name="P11">%=SALUTATIONS=%</text:p>
      <text:p text:style-name="P13"/>
      <text:p text:style-name="P14"><text:tab/>%#include signatureRFM#%</text:p>
      <text:p text:style-name="P12"><text:span text:style-name="T2">%=pushToEnd()=%</text:span><text:span text:style-name="T1">%#include tabAnnexesEtCopiesRFM#%</text:span></text:p>
      <text:p text:style-name="P6"/>
      <text:p text:style-name="P10">%=REMARQUES_VERSO=%</text:p>
      <text:p text:style-name="P6"/>
      <text:p text:style-name="P15">%=TITRE_MOYEN_DROIT=%</text:p>
      <text:p text:style-name="P7"/>
      <text:p text:style-name="P8">%=MOYEN_DROIT=%</text:p>
      <text:p text:style-name="P7"/>
      <text:p text:style-name="P7"/>
      <text:p text:style-name="P10">%=TITRE_DEMANDE_REMISE=%</text:p>
      <text:p text:style-name="P7"/>
      <text:p text:style-name="P8">%=DEMANDE_REMISE=%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.2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5-11-23T13:04:03.44</dc:date>
    <meta:editing-cycles>58</meta:editing-cycles>
    <meta:editing-duration>PT2H30M16S</meta:editing-duration>
    <meta:document-statistic meta:table-count="0" meta:image-count="0" meta:object-count="0" meta:page-count="2" meta:paragraph-count="22" meta:word-count="28" meta:character-count="458"/>
    <dc:creator>lga </dc:creator>
    <meta:user-defined meta:name="Info 1"/>
    <meta:user-defined meta:name="Info 2"/>
    <meta:user-defined meta:name="Info 3"/>
    <meta:user-defined meta:name="Info 4"/>
  </office:meta>
</office:document-meta>
</file>